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0868in" table:align="left"/>
    </style:style>
    <style:style style:name="Table1.A" style:family="table-column">
      <style:table-column-properties style:column-width="1.4243in"/>
    </style:style>
    <style:style style:name="Table1.B" style:family="table-column">
      <style:table-column-properties style:column-width="2.6139in"/>
    </style:style>
    <style:style style:name="Table1.C" style:family="table-column">
      <style:table-column-properties style:column-width="3.0486in"/>
    </style:style>
    <style:style style:name="Table1.A1" style:family="table-cell">
      <style:table-cell-properties style:vertical-align="middle" fo:padding="0.0194in" fo:border="none"/>
    </style:style>
    <style:style style:name="Table2" style:family="table">
      <style:table-properties style:width="4.7014in" table:align="left"/>
    </style:style>
    <style:style style:name="Table2.A" style:family="table-column">
      <style:table-column-properties style:column-width="1.4799in"/>
    </style:style>
    <style:style style:name="Table2.B" style:family="table-column">
      <style:table-column-properties style:column-width="0.8653in"/>
    </style:style>
    <style:style style:name="Table2.D" style:family="table-column">
      <style:table-column-properties style:column-width="0.6257in"/>
    </style:style>
    <style:style style:name="Table2.A1" style:family="table-cell">
      <style:table-cell-properties style:vertical-align="middle" fo:padding="0.0194in" fo:border="none"/>
    </style:style>
    <style:style style:name="Table3" style:family="table">
      <style:table-properties style:width="4.6889in" table:align="left"/>
    </style:style>
    <style:style style:name="Table3.A" style:family="table-column">
      <style:table-column-properties style:column-width="0.6674in"/>
    </style:style>
    <style:style style:name="Table3.B" style:family="table-column">
      <style:table-column-properties style:column-width="4.0215in"/>
    </style:style>
    <style:style style:name="Table3.A1" style:family="table-cell">
      <style:table-cell-properties style:vertical-align="middle" fo:padding="0.0194in" fo:border="none"/>
    </style:style>
    <style:style style:name="P1" style:family="paragraph" style:parent-style-name="Heading_20_1" style:master-page-name="HTML">
      <style:paragraph-properties style:page-number="auto"/>
    </style:style>
    <style:style style:name="P2" style:family="paragraph" style:parent-style-name="Heading_20_2">
      <style:paragraph-properties fo:margin-left="0.2083in" fo:margin-right="0.2083in" fo:text-indent="0in" style:auto-text-indent="false"/>
    </style:style>
    <style:style style:name="P3" style:family="paragraph" style:parent-style-name="Text_20_body">
      <style:paragraph-properties fo:margin-left="0.2083in" fo:margin-right="0.2083in" fo:margin-top="0.2083in" fo:margin-bottom="0.2083in" style:contextual-spacing="false" fo:text-indent="0in" style:auto-text-indent="false"/>
    </style:style>
    <style:style style:name="P4" style:family="paragraph" style:parent-style-name="Text_20_body">
      <style:paragraph-properties fo:margin-left="0.4165in" fo:margin-right="0.2083in" fo:margin-top="0.2083in" fo:margin-bottom="0.2083in" style:contextual-spacing="false" fo:text-indent="0in" style:auto-text-indent="false"/>
    </style:style>
    <style:style style:name="P5" style:family="paragraph" style:parent-style-name="Text_20_body" style:list-style-name="L1"/>
    <style:style style:name="P6" style:family="paragraph" style:parent-style-name="Text_20_body" style:list-style-name="L1">
      <style:paragraph-properties fo:margin-top="0.1043in" fo:margin-bottom="0in" style:contextual-spacing="false"/>
    </style:style>
    <style:style style:name="P7" style:family="paragraph" style:parent-style-name="Text_20_body" style:list-style-name="L2"/>
    <style:style style:name="P8" style:family="paragraph" style:parent-style-name="Text_20_body" style:list-style-name="L2">
      <style:paragraph-properties fo:margin-top="0.1043in" fo:margin-bottom="0in" style:contextual-spacing="false"/>
    </style:style>
    <style:style style:name="P9" style:family="paragraph" style:parent-style-name="Text_20_body" style:list-style-name="L3"/>
    <style:style style:name="P10" style:family="paragraph" style:parent-style-name="Text_20_body" style:list-style-name="L3">
      <style:paragraph-properties fo:margin-top="0.1043in" fo:margin-bottom="0in" style:contextual-spacing="false"/>
    </style:style>
    <style:style style:name="P11" style:family="paragraph" style:parent-style-name="Text_20_body" style:list-style-name="L4"/>
    <style:style style:name="P12" style:family="paragraph" style:parent-style-name="Text_20_body" style:list-style-name="L4">
      <style:paragraph-properties fo:margin-top="0.1043in" fo:margin-bottom="0in" style:contextual-spacing="false"/>
    </style:style>
    <style:style style:name="P13" style:family="paragraph" style:parent-style-name="Text_20_body" style:list-style-name="L5"/>
    <style:style style:name="P14" style:family="paragraph" style:parent-style-name="Text_20_body" style:list-style-name="L5">
      <style:paragraph-properties fo:margin-top="0.1043in" fo:margin-bottom="0in" style:contextual-spacing="false"/>
    </style:style>
    <style:style style:name="P15" style:family="paragraph" style:parent-style-name="Text_20_body" style:list-style-name="L6"/>
    <style:style style:name="P16" style:family="paragraph" style:parent-style-name="Text_20_body" style:list-style-name="L6">
      <style:paragraph-properties fo:margin-top="0.1043in" fo:margin-bottom="0in" style:contextual-spacing="false"/>
    </style:style>
    <style:style style:name="P17" style:family="paragraph" style:parent-style-name="Text_20_body" style:list-style-name="L7"/>
    <style:style style:name="P18" style:family="paragraph" style:parent-style-name="Text_20_body" style:list-style-name="L7">
      <style:paragraph-properties fo:margin-top="0.1043in" fo:margin-bottom="0in" style:contextual-spacing="false"/>
    </style:style>
    <style:style style:name="P19" style:family="paragraph" style:parent-style-name="Text_20_body" style:list-style-name="L8"/>
    <style:style style:name="P20" style:family="paragraph" style:parent-style-name="Text_20_body" style:list-style-name="L8">
      <style:paragraph-properties fo:margin-top="0.1043in" fo:margin-bottom="0in" style:contextual-spacing="false"/>
    </style:style>
    <style:style style:name="P21" style:family="paragraph" style:parent-style-name="Text_20_body" style:list-style-name="L9"/>
    <style:style style:name="P22" style:family="paragraph" style:parent-style-name="Text_20_body" style:list-style-name="L9">
      <style:paragraph-properties fo:margin-top="0.1043in" fo:margin-bottom="0in" style:contextual-spacing="false"/>
    </style:style>
    <style:style style:name="P23" style:family="paragraph" style:parent-style-name="Text_20_body" style:list-style-name="L10"/>
    <style:style style:name="P24" style:family="paragraph" style:parent-style-name="Text_20_body" style:list-style-name="L10">
      <style:paragraph-properties fo:margin-top="0.1043in" fo:margin-bottom="0in" style:contextual-spacing="false"/>
    </style:style>
    <style:style style:name="P25" style:family="paragraph" style:parent-style-name="Text_20_body" style:list-style-name="L11"/>
    <style:style style:name="P26" style:family="paragraph" style:parent-style-name="Text_20_body" style:list-style-name="L11">
      <style:paragraph-properties fo:margin-top="0.1043in" fo:margin-bottom="0in" style:contextual-spacing="false"/>
    </style:style>
    <style:style style:name="P27" style:family="paragraph" style:parent-style-name="Text_20_body" style:list-style-name="L12"/>
    <style:style style:name="P28" style:family="paragraph" style:parent-style-name="Text_20_body" style:list-style-name="L12">
      <style:paragraph-properties fo:margin-top="0.1043in" fo:margin-bottom="0in" style:contextual-spacing="false"/>
    </style:style>
    <style:style style:name="P29" style:family="paragraph" style:parent-style-name="Text_20_body" style:list-style-name="L13"/>
    <style:style style:name="P30" style:family="paragraph" style:parent-style-name="Text_20_body" style:list-style-name="L13">
      <style:paragraph-properties fo:margin-top="0.1043in" fo:margin-bottom="0in" style:contextual-spacing="false"/>
    </style:style>
    <style:style style:name="P31" style:family="paragraph" style:parent-style-name="Text_20_body" style:list-style-name="L14"/>
    <style:style style:name="P32" style:family="paragraph" style:parent-style-name="Text_20_body" style:list-style-name="L14">
      <style:paragraph-properties fo:margin-top="0.1043in" fo:margin-bottom="0in" style:contextual-spacing="false"/>
    </style:style>
    <style:style style:name="P33" style:family="paragraph" style:parent-style-name="Text_20_body" style:list-style-name="L15"/>
    <style:style style:name="P34" style:family="paragraph" style:parent-style-name="Text_20_body" style:list-style-name="L15">
      <style:paragraph-properties fo:margin-top="0.1043in" fo:margin-bottom="0in" style:contextual-spacing="false"/>
    </style:style>
    <style:style style:name="P35" style:family="paragraph" style:parent-style-name="Text_20_body" style:list-style-name="L16"/>
    <style:style style:name="P36" style:family="paragraph" style:parent-style-name="Text_20_body" style:list-style-name="L16">
      <style:paragraph-properties fo:margin-top="0.1043in" fo:margin-bottom="0in" style:contextual-spacing="false"/>
    </style:style>
    <style:style style:name="P37" style:family="paragraph" style:parent-style-name="Text_20_body" style:list-style-name="L17"/>
    <style:style style:name="P38" style:family="paragraph" style:parent-style-name="Text_20_body" style:list-style-name="L17">
      <style:paragraph-properties fo:margin-top="0.1043in" fo:margin-bottom="0in" style:contextual-spacing="false"/>
    </style:style>
    <style:style style:name="P39" style:family="paragraph" style:parent-style-name="Text_20_body" style:list-style-name="L18"/>
    <style:style style:name="P40" style:family="paragraph" style:parent-style-name="Text_20_body" style:list-style-name="L18">
      <style:paragraph-properties fo:margin-top="0.1043in" fo:margin-bottom="0in" style:contextual-spacing="false"/>
    </style:style>
    <style:style style:name="P41" style:family="paragraph" style:parent-style-name="Text_20_body" style:list-style-name="L19"/>
    <style:style style:name="P42" style:family="paragraph" style:parent-style-name="Text_20_body" style:list-style-name="L19">
      <style:paragraph-properties fo:margin-top="0.1043in" fo:margin-bottom="0in" style:contextual-spacing="false"/>
    </style:style>
    <style:style style:name="P43" style:family="paragraph" style:parent-style-name="Text_20_body" style:list-style-name="L20"/>
    <style:style style:name="P44" style:family="paragraph" style:parent-style-name="Text_20_body" style:list-style-name="L20">
      <style:paragraph-properties fo:margin-top="0.1043in" fo:margin-bottom="0in" style:contextual-spacing="false"/>
    </style:style>
    <style:style style:name="P45" style:family="paragraph" style:parent-style-name="Text_20_body" style:list-style-name="L21"/>
    <style:style style:name="P46" style:family="paragraph" style:parent-style-name="Text_20_body" style:list-style-name="L21">
      <style:paragraph-properties fo:margin-top="0.1043in" fo:margin-bottom="0in" style:contextual-spacing="false"/>
    </style:style>
    <style:style style:name="P47" style:family="paragraph" style:parent-style-name="Text_20_body" style:list-style-name="L22"/>
    <style:style style:name="P48" style:family="paragraph" style:parent-style-name="Text_20_body" style:list-style-name="L22">
      <style:paragraph-properties fo:margin-top="0.1043in" fo:margin-bottom="0in" style:contextual-spacing="false"/>
    </style:style>
    <style:style style:name="P49" style:family="paragraph" style:parent-style-name="Text_20_body" style:list-style-name="L23"/>
    <style:style style:name="P50" style:family="paragraph" style:parent-style-name="Text_20_body" style:list-style-name="L23">
      <style:paragraph-properties fo:margin-top="0.1043in" fo:margin-bottom="0in" style:contextual-spacing="false"/>
    </style:style>
    <style:style style:name="P51" style:family="paragraph" style:parent-style-name="Text_20_body" style:list-style-name="L24"/>
    <style:style style:name="P52" style:family="paragraph" style:parent-style-name="Text_20_body" style:list-style-name="L24">
      <style:paragraph-properties fo:margin-top="0.1043in" fo:margin-bottom="0in" style:contextual-spacing="false"/>
    </style:style>
    <style:style style:name="P53" style:family="paragraph" style:parent-style-name="Text_20_body" style:list-style-name="L25"/>
    <style:style style:name="P54" style:family="paragraph" style:parent-style-name="Text_20_body" style:list-style-name="L25">
      <style:paragraph-properties fo:margin-top="0.1043in" fo:margin-bottom="0in" style:contextual-spacing="false"/>
    </style:style>
    <style:style style:name="P55" style:family="paragraph" style:parent-style-name="Text_20_body" style:list-style-name="L26"/>
    <style:style style:name="P56" style:family="paragraph" style:parent-style-name="Text_20_body" style:list-style-name="L26">
      <style:paragraph-properties fo:margin-top="0.1043in" fo:margin-bottom="0in" style:contextual-spacing="false"/>
    </style:style>
    <style:style style:name="P57" style:family="paragraph" style:parent-style-name="Text_20_body" style:list-style-name="L27"/>
    <style:style style:name="P58" style:family="paragraph" style:parent-style-name="Text_20_body" style:list-style-name="L27">
      <style:paragraph-properties fo:margin-top="0.1043in" fo:margin-bottom="0in" style:contextual-spacing="false"/>
    </style:style>
    <style:style style:name="P59" style:family="paragraph" style:parent-style-name="Text_20_body" style:list-style-name="L28"/>
    <style:style style:name="P60" style:family="paragraph" style:parent-style-name="Text_20_body" style:list-style-name="L28">
      <style:paragraph-properties fo:margin-top="0.1043in" fo:margin-bottom="0in" style:contextual-spacing="false"/>
    </style:style>
    <style:style style:name="P61" style:family="paragraph" style:parent-style-name="Text_20_body" style:list-style-name="L29"/>
    <style:style style:name="P62" style:family="paragraph" style:parent-style-name="Text_20_body" style:list-style-name="L29">
      <style:paragraph-properties fo:margin-top="0.1043in" fo:margin-bottom="0in" style:contextual-spacing="false"/>
    </style:style>
    <style:style style:name="P63" style:family="paragraph" style:parent-style-name="Text_20_body" style:list-style-name="L30"/>
    <style:style style:name="P64" style:family="paragraph" style:parent-style-name="Text_20_body" style:list-style-name="L30">
      <style:paragraph-properties fo:margin-top="0.1043in" fo:margin-bottom="0in" style:contextual-spacing="false"/>
    </style:style>
    <style:style style:name="P65" style:family="paragraph" style:parent-style-name="Text_20_body" style:list-style-name="L31"/>
    <style:style style:name="P66" style:family="paragraph" style:parent-style-name="Text_20_body" style:list-style-name="L31">
      <style:paragraph-properties fo:margin-top="0.1043in" fo:margin-bottom="0in" style:contextual-spacing="false"/>
    </style:style>
    <style:style style:name="P67" style:family="paragraph" style:parent-style-name="Text_20_body">
      <style:paragraph-properties fo:text-align="center" style:justify-single-word="false"/>
      <style:text-properties fo:font-size="14pt" fo:font-weight="bold"/>
    </style:style>
    <style:style style:name="P68" style:family="paragraph" style:parent-style-name="Text_20_body" style:list-style-name="L32"/>
    <style:style style:name="P69" style:family="paragraph" style:parent-style-name="Text_20_body" style:list-style-name="L32">
      <style:paragraph-properties fo:margin-top="0.1043in" fo:margin-bottom="0in" style:contextual-spacing="false"/>
    </style:style>
    <style:style style:name="P70" style:family="paragraph" style:parent-style-name="Text_20_body" style:list-style-name="L33"/>
    <style:style style:name="P71" style:family="paragraph" style:parent-style-name="Text_20_body" style:list-style-name="L33">
      <style:paragraph-properties fo:margin-top="0.1043in" fo:margin-bottom="0in" style:contextual-spacing="false"/>
    </style:style>
    <style:style style:name="P72" style:family="paragraph" style:parent-style-name="Text_20_body" style:list-style-name="L34"/>
    <style:style style:name="P73" style:family="paragraph" style:parent-style-name="Text_20_body" style:list-style-name="L34">
      <style:paragraph-properties fo:margin-top="0.1043in" fo:margin-bottom="0in" style:contextual-spacing="false"/>
    </style:style>
    <style:style style:name="P74" style:family="paragraph" style:parent-style-name="Text_20_body" style:list-style-name="L35"/>
    <style:style style:name="P75" style:family="paragraph" style:parent-style-name="Text_20_body" style:list-style-name="L35">
      <style:paragraph-properties fo:margin-top="0.1043in" fo:margin-bottom="0in" style:contextual-spacing="false"/>
    </style:style>
    <style:style style:name="P76" style:family="paragraph" style:parent-style-name="Text_20_body" style:list-style-name="L36"/>
    <style:style style:name="P77" style:family="paragraph" style:parent-style-name="Text_20_body" style:list-style-name="L36">
      <style:paragraph-properties fo:margin-top="0.1043in" fo:margin-bottom="0in" style:contextual-spacing="false"/>
    </style:style>
    <style:style style:name="P78" style:family="paragraph" style:parent-style-name="Text_20_body" style:list-style-name="L37"/>
    <style:style style:name="P79" style:family="paragraph" style:parent-style-name="Text_20_body" style:list-style-name="L37">
      <style:paragraph-properties fo:margin-top="0.1043in" fo:margin-bottom="0in" style:contextual-spacing="false"/>
    </style:style>
    <style:style style:name="P80" style:family="paragraph" style:parent-style-name="Text_20_body" style:list-style-name="L38"/>
    <style:style style:name="P81" style:family="paragraph" style:parent-style-name="Text_20_body" style:list-style-name="L38">
      <style:paragraph-properties fo:margin-top="0.1043in" fo:margin-bottom="0in" style:contextual-spacing="false"/>
    </style:style>
    <style:style style:name="P82" style:family="paragraph" style:parent-style-name="Text_20_body" style:list-style-name="L39"/>
    <style:style style:name="P83" style:family="paragraph" style:parent-style-name="Text_20_body" style:list-style-name="L39">
      <style:paragraph-properties fo:margin-top="0.1043in" fo:margin-bottom="0in" style:contextual-spacing="false"/>
    </style:style>
    <style:style style:name="P84" style:family="paragraph" style:parent-style-name="Text_20_body" style:list-style-name="L40"/>
    <style:style style:name="P85" style:family="paragraph" style:parent-style-name="Text_20_body" style:list-style-name="L40">
      <style:paragraph-properties fo:margin-top="0.1043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vanced Computer Forensics and Security</text:p>
      <text:h text:style-name="Heading_20_2" text:outline-level="2">Assignment 1</text:h>
      <text:p text:style-name="Text_20_Body.center"><text:span text:style-name="Strong_20_Emphasis">BY</text:span></text:p>
      <text:p text:style-name="Text_20_Body.center">[Your Name]</text:p>
      <text:p text:style-name="Text_20_Body.center"><text:span text:style-name="Strong_20_Emphasis">DATE</text:span></text:p>
      <text:p text:style-name="Text_20_Body.center">[Date]</text:p>
      <text:h text:style-name="Heading_20_2" text:outline-level="2">Table of Contents</text:h>
      <text:p text:style-name="P3"><text:span text:style-name="Strong_20_Emphasis">Introduction</text:span> ......................................................... 3</text:p>
      <text:p text:style-name="P4">What is CPS? ......................................................... 3</text:p>
      <text:p text:style-name="P4">CPS Architecture ......................................................... 3</text:p>
      <text:p text:style-name="P4">Security Challenges in CPS ......................................................... 4</text:p>
      <text:p text:style-name="P3"><text:span text:style-name="Strong_20_Emphasis">Task 1: AI/ML-Driven IDS/IPS</text:span> ......................................................... 5</text:p>
      <text:p text:style-name="P4">IDS/IPS Fundamentals ......................................................... 5</text:p>
      <text:p text:style-name="P4">System Design for CPS Security ......................................................... 6</text:p>
      <text:p text:style-name="P4">AI/ML Implementation ......................................................... 7</text:p>
      <text:p text:style-name="P4">Evaluation and Comparison ......................................................... 8</text:p>
      <text:p text:style-name="P4">Advantages, Limitations, and Challenges ......................................................... 9</text:p>
      <text:p text:style-name="P3"><text:span text:style-name="Strong_20_Emphasis">Task 2: Forensic Investigation</text:span> ......................................................... 10</text:p>
      <text:p text:style-name="P4">Attack Scenarios ......................................................... 10</text:p>
      <text:p text:style-name="P4">Forensic Tools and Methodology ......................................................... 11</text:p>
      <text:p text:style-name="P4">Forensic Analysis ......................................................... 12</text:p>
      <text:p text:style-name="P4">AI/ML in Forensic Analysis ......................................................... 13</text:p>
      <text:p text:style-name="P4">Incident Report ......................................................... 14</text:p>
      <text:p text:style-name="P3"><text:span text:style-name="Strong_20_Emphasis">Security Recommendations</text:span> ......................................................... 15</text:p>
      <text:p text:style-name="P3"><text:span text:style-name="Strong_20_Emphasis">Conclusion</text:span> ......................................................... 16</text:p>
      <text:p text:style-name="P3"><text:span text:style-name="Strong_20_Emphasis">References</text:span> ......................................................... 17</text:p>
      <text:h text:style-name="P2" text:outline-level="2">Introduction</text:h>
      <text:h text:style-name="Heading_20_3" text:outline-level="3">What is CPS?</text:h>
      <text:p text:style-name="Text_20_body">Cyber-Physical Systems (CPS) represent the convergence of computational algorithms with physical processes. These systems utilise embedded computers and networks to monitor and control physical processes through feedback loops, where physical processes affect computations and vice versa. CPS integrates real-time data analysis, typically received from extensive sensor arrays, to monitor or control processes occurring in the physical world.</text:p>
      <text:p text:style-name="Text_20_body">CPS operates by embedding intelligence into machines and environments, enabling autonomous decision-making capabilities. These systems can physically adapt to changing conditions and optimise their performance across various operational parameters. CPS deployment spans multiple critical sectors including healthcare (medical devices, patient monitoring), energy (smart grids, power distribution), transportation (autonomous vehicles, traffic management), and manufacturing (industrial automation, quality control).</text:p>
      <text:h text:style-name="Heading_20_3" text:outline-level="3">CPS Architecture</text:h>
      <text:p text:style-name="Text_20_body">The architecture of Cyber-Physical Systems comprises several interconnected layers that bridge the physical and digital domains:</text:p>
      <text:p text:style-name="Text_20_body"><text:span text:style-name="Strong_20_Emphasis">Physical Layer:</text:span> The real-world environment that the system interacts with, including mechanical components, actuators, and the physical processes being controlled. Examples include robotic arms in automated assembly lines, cardiac pacemakers interacting with patient physiology, or autonomous drones navigating physical environments.</text:p>
      <text:p text:style-name="Text_20_body"><text:span text:style-name="Strong_20_Emphasis">Perception Layer (Sensors):</text:span> Devices that collect environmental data such as temperature, pressure, acceleration, and position from the physical world. Sensors serve as the primary interface between physical processes and computational systems, converting physical phenomena into digital signals.</text:p>
      <text:p text:style-name="Text_20_body"><text:span text:style-name="Strong_20_Emphasis">Network Layer:</text:span> Wired or wireless communication infrastructure that transmits data between system components. Common protocols in CPS environments include:</text:p>
      <text:list xml:id="list475408412" text:style-name="L1">
        <text:list-item>
          <text:p text:style-name="P6"><text:span text:style-name="Strong_20_Emphasis">Modbus:</text:span> A communication protocol designed for automated device communication. Initially implemented as an application-level protocol transferring data over serial connections, Modbus later expanded to support TCP/IP and UDP. It operates on a request-response model using client/server architecture, commonly employed in SCADA systems communicating with Programmable Logic Controllers (PLCs). The protocol exists in two variants: Protocol Data Unit (PDU) and Application Data Unit (ADU), addressing different transport requirements. </text:p>
        </text:list-item>
        <text:list-item>
          <text:p text:style-name="P6"><text:span text:style-name="Strong_20_Emphasis">DNP3 (Distributed Network Protocol):</text:span> Widely used in utilities for communication between control centres and substations. </text:p>
        </text:list-item>
        <text:list-item>
          <text:p text:style-name="P5"><text:span text:style-name="Strong_20_Emphasis">OPC UA (Open Platform Communications Unified Architecture):</text:span> A machine-to-machine communication protocol for industrial automation. </text:p>
        </text:list-item>
      </text:list>
      <text:p text:style-name="Text_20_body"><text:span text:style-name="Strong_20_Emphasis">Computation Layer:</text:span> Processing units that execute control algorithms, perform data analysis, and make decisions based on sensor inputs. This layer includes edge devices, fog nodes, and cloud infrastructure.</text:p>
      <text:p text:style-name="Text_20_body"><text:span text:style-name="Strong_20_Emphasis">Application Layer:</text:span> The interface through which operators interact with the system, including SCADA (Supervisory Control and Data Acquisition) systems, Human-Machine Interfaces (HMIs), and monitoring dashboards.</text:p>
      <text:h text:style-name="Heading_20_3" text:outline-level="3">Security Challenges in CPS</text:h>
      <text:p text:style-name="Text_20_body">CPS environments present unique security challenges distinct from traditional IT systems:</text:p>
      <text:list xml:id="list643371075" text:style-name="L2">
        <text:list-item>
          <text:p text:style-name="P8"><text:span text:style-name="Strong_20_Emphasis">Legacy Systems:</text:span> Many CPS deployments utilise equipment designed before cybersecurity was a primary concern, lacking encryption or authentication mechanisms. </text:p>
        </text:list-item>
        <text:list-item>
          <text:p text:style-name="P8"><text:span text:style-name="Strong_20_Emphasis">Real-time Constraints:</text:span> Security measures must not introduce latency that could disrupt time-critical physical processes. </text:p>
        </text:list-item>
        <text:list-item>
          <text:p text:style-name="P8"><text:span text:style-name="Strong_20_Emphasis">Resource Limitations:</text:span> Embedded devices often have constrained computational resources, limiting the complexity of security implementations. </text:p>
        </text:list-item>
        <text:list-item>
          <text:p text:style-name="P8"><text:span text:style-name="Strong_20_Emphasis">Extended Attack Surface:</text:span> The convergence of IT and OT (Operational Technology) networks creates multiple entry points for attackers. </text:p>
        </text:list-item>
        <text:list-item>
          <text:p text:style-name="P7"><text:span text:style-name="Strong_20_Emphasis">Physical Consequences:</text:span> Cyber attacks on CPS can result in physical damage, safety hazards, or environmental harm. </text:p>
        </text:list-item>
      </text:list>
      <text:h text:style-name="Heading_20_2" text:outline-level="2">Task 1: AI/ML-Driven Intrusion Detection/Prevention System</text:h>
      <text:h text:style-name="Heading_20_3" text:outline-level="3">IDS/IPS Fundamentals</text:h>
      <text:p text:style-name="Text_20_body"><text:span text:style-name="Strong_20_Emphasis">Intrusion Detection Systems (IDS)</text:span> are security mechanisms designed to monitor network traffic or system activities for malicious behaviour or policy violations. IDS operates in a passive capacity, detecting and alerting security personnel to potential threats without directly intervening.</text:p>
      <text:p text:style-name="Text_20_body"><text:span text:style-name="Strong_20_Emphasis">Intrusion Prevention Systems (IPS)</text:span> extend IDS capabilities by actively blocking or preventing detected threats. IPS sits inline with network traffic, enabling real-time intervention when malicious activity is identified.</text:p>
      <text:p text:style-name="Text_20_body"><text:span text:style-name="Strong_20_Emphasis">Classification by Deployment:</text:span></text:p>
      <text:list xml:id="list3795649585" text:style-name="L3">
        <text:list-item>
          <text:p text:style-name="P10"><text:span text:style-name="Strong_20_Emphasis">Network-based IDS/IPS (NIDS/NIPS):</text:span> Monitors network traffic at strategic points, analysing packet headers and payloads for attack signatures or anomalies. </text:p>
        </text:list-item>
        <text:list-item>
          <text:p text:style-name="P9"><text:span text:style-name="Strong_20_Emphasis">Host-based IDS/IPS (HIDS/HIPS):</text:span> Monitors activities on individual hosts, including system calls, file modifications, and application behaviour. </text:p>
        </text:list-item>
      </text:list>
      <text:p text:style-name="Text_20_body"><text:span text:style-name="Strong_20_Emphasis">Classification by Detection Method:</text:span></text:p>
      <text:list xml:id="list197664102" text:style-name="L4">
        <text:list-item>
          <text:p text:style-name="P12"><text:span text:style-name="Strong_20_Emphasis">Signature-based Detection:</text:span> Compares observed patterns against a database of known attack signatures. While effective against known threats, this approach cannot detect novel attacks (zero-day vulnerabilities). </text:p>
        </text:list-item>
        <text:list-item>
          <text:p text:style-name="P12"><text:span text:style-name="Strong_20_Emphasis">Anomaly-based Detection:</text:span> Establishes a baseline of normal behaviour and flags deviations as potential intrusions. This method can detect unknown attacks but may generate false positives. </text:p>
        </text:list-item>
        <text:list-item>
          <text:p text:style-name="P11"><text:span text:style-name="Strong_20_Emphasis">Stateful Protocol Analysis:</text:span> Compares observed behaviour against predetermined profiles of benign protocol activity. </text:p>
        </text:list-item>
      </text:list>
      <text:h text:style-name="Heading_20_3" text:outline-level="3">System Design for CPS Security</text:h>
      <text:p text:style-name="Text_20_body">The proposed AI/ML-driven IDS/IPS for CPS security employs a hybrid architecture combining signature-based and anomaly-based detection methods, enhanced with machine learning capabilities.</text:p>
      <text:p text:style-name="Text_20_body"><text:span text:style-name="Strong_20_Emphasis">System Architecture Components:</text:span></text:p>
      <text:p text:style-name="Text_20_body"><text:span text:style-name="Strong_20_Emphasis">1. Data Collection Module:</text:span></text:p>
      <text:list xml:id="list2888581973" text:style-name="L5">
        <text:list-item>
          <text:p text:style-name="P14">Network traffic capture using packet sniffing techniques </text:p>
        </text:list-item>
        <text:list-item>
          <text:p text:style-name="P14">Protocol-specific parsers for Modbus, DNP3, and OPC UA </text:p>
        </text:list-item>
        <text:list-item>
          <text:p text:style-name="P14">System log aggregation from PLCs, RTUs, and HMIs </text:p>
        </text:list-item>
        <text:list-item>
          <text:p text:style-name="P13">Sensor data stream ingestion </text:p>
        </text:list-item>
      </text:list>
      <text:p text:style-name="Text_20_body"><text:span text:style-name="Strong_20_Emphasis">2. Preprocessing Pipeline:</text:span></text:p>
      <text:list xml:id="list1526911061" text:style-name="L6">
        <text:list-item>
          <text:p text:style-name="P16">Packet reassembly and flow reconstruction </text:p>
        </text:list-item>
        <text:list-item>
          <text:p text:style-name="P16">Feature extraction (packet size, inter-arrival times, protocol fields) </text:p>
        </text:list-item>
        <text:list-item>
          <text:p text:style-name="P16">Data normalisation and encoding </text:p>
        </text:list-item>
        <text:list-item>
          <text:p text:style-name="P15">Handling of imbalanced datasets through SMOTE (Synthetic Minority Over-sampling Technique) </text:p>
        </text:list-item>
      </text:list>
      <text:p text:style-name="Text_20_body"><text:span text:style-name="Strong_20_Emphasis">3. Detection Engine:</text:span></text:p>
      <text:list xml:id="list369520742" text:style-name="L7">
        <text:list-item>
          <text:p text:style-name="P18">Rule-based detection for known CPS-specific attacks </text:p>
        </text:list-item>
        <text:list-item>
          <text:p text:style-name="P18">ML-based anomaly detection for unknown threats </text:p>
        </text:list-item>
        <text:list-item>
          <text:p text:style-name="P17">Ensemble approach combining multiple classifiers </text:p>
        </text:list-item>
      </text:list>
      <text:p text:style-name="Text_20_body"><text:span text:style-name="Strong_20_Emphasis">4. Response Module:</text:span></text:p>
      <text:list xml:id="list2384978622" text:style-name="L8">
        <text:list-item>
          <text:p text:style-name="P20">Alert generation and prioritisation </text:p>
        </text:list-item>
        <text:list-item>
          <text:p text:style-name="P20">Automated blocking of malicious traffic (IPS mode) </text:p>
        </text:list-item>
        <text:list-item>
          <text:p text:style-name="P19">Integration with SIEM (Security Information and Event Management) systems </text:p>
        </text:list-item>
      </text:list>
      <text:p text:style-name="Text_20_body"><text:span text:style-name="Strong_20_Emphasis">5. Management Interface:</text:span></text:p>
      <text:list xml:id="list1911551765" text:style-name="L9">
        <text:list-item>
          <text:p text:style-name="P22">Dashboard for real-time monitoring </text:p>
        </text:list-item>
        <text:list-item>
          <text:p text:style-name="P22">Rule configuration and model retraining capabilities </text:p>
        </text:list-item>
        <text:list-item>
          <text:p text:style-name="P21">Incident investigation tools </text:p>
        </text:list-item>
      </text:list>
      <text:p text:style-name="Text_20_body"><text:span text:style-name="Strong_20_Emphasis">CPS-Specific Design Considerations:</text:span></text:p>
      <text:list xml:id="list3987859113" text:style-name="L10">
        <text:list-item>
          <text:p text:style-name="P24">Protocol awareness for industrial protocols (Modbus function code validation) </text:p>
        </text:list-item>
        <text:list-item>
          <text:p text:style-name="P24">Whitelisting of expected communication patterns between devices </text:p>
        </text:list-item>
        <text:list-item>
          <text:p text:style-name="P24">Time-series analysis for detecting gradual process manipulation </text:p>
        </text:list-item>
        <text:list-item>
          <text:p text:style-name="P23">Minimal latency impact on control loops </text:p>
        </text:list-item>
      </text:list>
      <text:h text:style-name="Heading_20_3" text:outline-level="3">AI/ML Implementation</text:h>
      <text:p text:style-name="Text_20_body"><text:span text:style-name="Strong_20_Emphasis">Dataset Selection:</text:span></text:p>
      <text:p text:style-name="Text_20_body">The system utilises a combination of datasets to ensure comprehensive coverage:</text:p>
      <text:list xml:id="list4242375485" text:style-name="L11">
        <text:list-item>
          <text:p text:style-name="P26"><text:span text:style-name="Strong_20_Emphasis">NSL-KDD:</text:span> An improved version of the KDD Cup 1999 dataset, addressing issues of redundant records. Contains 41 features per connection record with labels for normal traffic and various attack categories (DoS, Probe, R2L, U2R). </text:p>
        </text:list-item>
        <text:list-item>
          <text:p text:style-name="P26"><text:span text:style-name="Strong_20_Emphasis">CICIDS2017/2018:</text:span> Modern datasets containing contemporary attack traffic including DDoS, brute force, web attacks, and infiltration. Provides realistic benign background traffic and labelled attack flows. </text:p>
        </text:list-item>
        <text:list-item>
          <text:p text:style-name="P25"><text:span text:style-name="Strong_20_Emphasis">Industrial Control System (ICS) Datasets:</text:span> Specialised datasets such as the Mississippi State University SCADA datasets, containing Modbus traffic with simulated attacks on power system environments. </text:p>
        </text:list-item>
      </text:list>
      <text:p text:style-name="Text_20_body"><text:span text:style-name="Strong_20_Emphasis">Feature Engineering:</text:span></text:p>
      <text:p text:style-name="Text_20_body">Key features extracted for ML model training include:</text:p>
      <text:list xml:id="list472471163" text:style-name="L12">
        <text:list-item>
          <text:p text:style-name="P28"><text:span text:style-name="Strong_20_Emphasis">Flow-based features:</text:span> Duration, packet count, byte count, flow direction </text:p>
        </text:list-item>
        <text:list-item>
          <text:p text:style-name="P28"><text:span text:style-name="Strong_20_Emphasis">Statistical features:</text:span> Mean, standard deviation of packet sizes and inter-arrival times </text:p>
        </text:list-item>
        <text:list-item>
          <text:p text:style-name="P28"><text:span text:style-name="Strong_20_Emphasis">Protocol-specific features:</text:span> Modbus function codes, register addresses, value ranges </text:p>
        </text:list-item>
        <text:list-item>
          <text:p text:style-name="P27"><text:span text:style-name="Strong_20_Emphasis">Temporal features:</text:span> Time-of-day patterns, periodicity metrics </text:p>
        </text:list-item>
      </text:list>
      <text:p text:style-name="Text_20_body"><text:span text:style-name="Strong_20_Emphasis">Model Architecture:</text:span></text:p>
      <text:p text:style-name="Text_20_body">A multi-model ensemble approach is employed:</text:p>
      <text:list xml:id="list1517968355" text:style-name="L13">
        <text:list-item>
          <text:p text:style-name="P30"><text:span text:style-name="Strong_20_Emphasis">Random Forest Classifier:</text:span> Robust against overfitting, handles high-dimensional data effectively, provides feature importance rankings. Configuration: 100 estimators, max depth of 20, minimum samples split of 5. </text:p>
        </text:list-item>
        <text:list-item>
          <text:p text:style-name="P30"><text:span text:style-name="Strong_20_Emphasis">Long Short-Term Memory (LSTM) Network:</text:span> Captures temporal dependencies in sequential network data. Architecture: 2 LSTM layers (128 and 64 units), dropout (0.3), dense output layer with softmax activation. </text:p>
        </text:list-item>
        <text:list-item>
          <text:p text:style-name="P29"><text:span text:style-name="Strong_20_Emphasis">Isolation Forest:</text:span> Unsupervised anomaly detection for identifying novel attack patterns not present in training data. Contamination parameter set based on expected anomaly rate. </text:p>
        </text:list-item>
      </text:list>
      <text:p text:style-name="Text_20_body"><text:span text:style-name="Strong_20_Emphasis">Training Methodology:</text:span></text:p>
      <text:list xml:id="list5634599" text:style-name="L14">
        <text:list-item>
          <text:p text:style-name="P32">70/15/15 split for training, validation, and testing </text:p>
        </text:list-item>
        <text:list-item>
          <text:p text:style-name="P32">Cross-validation (5-fold) for hyperparameter tuning </text:p>
        </text:list-item>
        <text:list-item>
          <text:p text:style-name="P32">Early stopping to prevent overfitting </text:p>
        </text:list-item>
        <text:list-item>
          <text:p text:style-name="P31">Class weighting to address imbalanced attack categories </text:p>
        </text:list-item>
      </text:list>
      <text:p text:style-name="Text_20_body"><text:span text:style-name="Strong_20_Emphasis">Implementation Framework:</text:span></text:p>
      <text:list xml:id="list3137585766" text:style-name="L15">
        <text:list-item>
          <text:p text:style-name="P34">Python with scikit-learn for traditional ML algorithms </text:p>
        </text:list-item>
        <text:list-item>
          <text:p text:style-name="P34">TensorFlow/Keras for deep learning models </text:p>
        </text:list-item>
        <text:list-item>
          <text:p text:style-name="P34">Scapy for packet capture and parsing </text:p>
        </text:list-item>
        <text:list-item>
          <text:p text:style-name="P33">Integration with Snort for rule-based detection baseline </text:p>
        </text:list-item>
      </text:list>
      <text:h text:style-name="Heading_20_3" text:outline-level="3">Evaluation and Comparison</text:h>
      <text:p text:style-name="Text_20_body"><text:span text:style-name="Strong_20_Emphasis">Performance Metrics:</text:span></text:p>
      <text:p text:style-name="Text_20_body">The ML-based IDS/IPS is evaluated using standard classification metrics:</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Table_20_Heading">Metric</text:p>
          </table:table-cell>
          <table:table-cell table:style-name="Table1.A1" office:value-type="string">
            <text:p text:style-name="Table_20_Heading">Formula</text:p>
          </table:table-cell>
          <table:table-cell table:style-name="Table1.A1" office:value-type="string">
            <text:p text:style-name="Table_20_Heading">Interpretation</text:p>
          </table:table-cell>
        </table:table-row>
        <table:table-row>
          <table:table-cell table:style-name="Table1.A1" office:value-type="string">
            <text:p text:style-name="Table_20_Contents">Accuracy</text:p>
          </table:table-cell>
          <table:table-cell table:style-name="Table1.A1" office:value-type="string">
            <text:p text:style-name="Table_20_Contents">(TP+TN)/(TP+TN+FP+FN)</text:p>
          </table:table-cell>
          <table:table-cell table:style-name="Table1.A1" office:value-type="string">
            <text:p text:style-name="Table_20_Contents">Overall correctness</text:p>
          </table:table-cell>
        </table:table-row>
        <table:table-row>
          <table:table-cell table:style-name="Table1.A1" office:value-type="string">
            <text:p text:style-name="Table_20_Contents">Precision</text:p>
          </table:table-cell>
          <table:table-cell table:style-name="Table1.A1" office:value-type="string">
            <text:p text:style-name="Table_20_Contents">TP/(TP+FP)</text:p>
          </table:table-cell>
          <table:table-cell table:style-name="Table1.A1" office:value-type="string">
            <text:p text:style-name="Table_20_Contents">Reliability of positive predictions</text:p>
          </table:table-cell>
        </table:table-row>
        <table:table-row>
          <table:table-cell table:style-name="Table1.A1" office:value-type="string">
            <text:p text:style-name="Table_20_Contents">Recall</text:p>
          </table:table-cell>
          <table:table-cell table:style-name="Table1.A1" office:value-type="string">
            <text:p text:style-name="Table_20_Contents">TP/(TP+FN)</text:p>
          </table:table-cell>
          <table:table-cell table:style-name="Table1.A1" office:value-type="string">
            <text:p text:style-name="Table_20_Contents">Detection rate of actual attacks</text:p>
          </table:table-cell>
        </table:table-row>
        <table:table-row>
          <table:table-cell table:style-name="Table1.A1" office:value-type="string">
            <text:p text:style-name="Table_20_Contents">F1-Score</text:p>
          </table:table-cell>
          <table:table-cell table:style-name="Table1.A1" office:value-type="string">
            <text:p text:style-name="Table_20_Contents">2*(Precision*Recall)/(Precision+Recall)</text:p>
          </table:table-cell>
          <table:table-cell table:style-name="Table1.A1" office:value-type="string">
            <text:p text:style-name="Table_20_Contents">Harmonic mean balancing precision and recall</text:p>
          </table:table-cell>
        </table:table-row>
        <table:table-row>
          <table:table-cell table:style-name="Table1.A1" office:value-type="string">
            <text:p text:style-name="Table_20_Contents">False Positive Rate</text:p>
          </table:table-cell>
          <table:table-cell table:style-name="Table1.A1" office:value-type="string">
            <text:p text:style-name="Table_20_Contents">FP/(FP+TN)</text:p>
          </table:table-cell>
          <table:table-cell table:style-name="Table1.A1" office:value-type="string">
            <text:p text:style-name="Table_20_Contents">Rate of benign traffic flagged as malicious</text:p>
          </table:table-cell>
        </table:table-row>
      </table:table>
      <text:p text:style-name="Text_20_body"><text:span text:style-name="Strong_20_Emphasis">Expected Results (based on literature benchmarks):</text:span></text:p>
      <table:table table:name="Table2" table:style-name="Table2">
        <table:table-column table:style-name="Table2.A"/>
        <table:table-column table:style-name="Table2.B" table:number-columns-repeated="2"/>
        <table:table-column table:style-name="Table2.D"/>
        <table:table-column table:style-name="Table2.B"/>
        <table:table-row>
          <table:table-cell table:style-name="Table2.A1" office:value-type="string">
            <text:p text:style-name="Table_20_Heading">Model</text:p>
          </table:table-cell>
          <table:table-cell table:style-name="Table2.A1" office:value-type="string">
            <text:p text:style-name="Table_20_Heading">Accuracy</text:p>
          </table:table-cell>
          <table:table-cell table:style-name="Table2.A1" office:value-type="string">
            <text:p text:style-name="Table_20_Heading">Precision</text:p>
          </table:table-cell>
          <table:table-cell table:style-name="Table2.A1" office:value-type="string">
            <text:p text:style-name="Table_20_Heading">Recall</text:p>
          </table:table-cell>
          <table:table-cell table:style-name="Table2.A1" office:value-type="string">
            <text:p text:style-name="Table_20_Heading">F1-Score</text:p>
          </table:table-cell>
        </table:table-row>
        <table:table-row>
          <table:table-cell table:style-name="Table2.A1" office:value-type="string">
            <text:p text:style-name="Table_20_Contents">Random Forest</text:p>
          </table:table-cell>
          <table:table-cell table:style-name="Table2.A1" office:value-type="string">
            <text:p text:style-name="Table_20_Contents">97.8%</text:p>
          </table:table-cell>
          <table:table-cell table:style-name="Table2.A1" office:value-type="string">
            <text:p text:style-name="Table_20_Contents">96.5%</text:p>
          </table:table-cell>
          <table:table-cell table:style-name="Table2.A1" office:value-type="string">
            <text:p text:style-name="Table_20_Contents">98.2%</text:p>
          </table:table-cell>
          <table:table-cell table:style-name="Table2.A1" office:value-type="string">
            <text:p text:style-name="Table_20_Contents">97.3%</text:p>
          </table:table-cell>
        </table:table-row>
        <table:table-row>
          <table:table-cell table:style-name="Table2.A1" office:value-type="string">
            <text:p text:style-name="Table_20_Contents">LSTM</text:p>
          </table:table-cell>
          <table:table-cell table:style-name="Table2.A1" office:value-type="string">
            <text:p text:style-name="Table_20_Contents">98.2%</text:p>
          </table:table-cell>
          <table:table-cell table:style-name="Table2.A1" office:value-type="string">
            <text:p text:style-name="Table_20_Contents">97.1%</text:p>
          </table:table-cell>
          <table:table-cell table:style-name="Table2.A1" office:value-type="string">
            <text:p text:style-name="Table_20_Contents">98.5%</text:p>
          </table:table-cell>
          <table:table-cell table:style-name="Table2.A1" office:value-type="string">
            <text:p text:style-name="Table_20_Contents">97.8%</text:p>
          </table:table-cell>
        </table:table-row>
        <table:table-row>
          <table:table-cell table:style-name="Table2.A1" office:value-type="string">
            <text:p text:style-name="Table_20_Contents">Ensemble</text:p>
          </table:table-cell>
          <table:table-cell table:style-name="Table2.A1" office:value-type="string">
            <text:p text:style-name="Table_20_Contents">98.6%</text:p>
          </table:table-cell>
          <table:table-cell table:style-name="Table2.A1" office:value-type="string">
            <text:p text:style-name="Table_20_Contents">97.8%</text:p>
          </table:table-cell>
          <table:table-cell table:style-name="Table2.A1" office:value-type="string">
            <text:p text:style-name="Table_20_Contents">98.7%</text:p>
          </table:table-cell>
          <table:table-cell table:style-name="Table2.A1" office:value-type="string">
            <text:p text:style-name="Table_20_Contents">98.2%</text:p>
          </table:table-cell>
        </table:table-row>
        <table:table-row>
          <table:table-cell table:style-name="Table2.A1" office:value-type="string">
            <text:p text:style-name="Table_20_Contents">Snort (Rule-based)</text:p>
          </table:table-cell>
          <table:table-cell table:style-name="Table2.A1" office:value-type="string">
            <text:p text:style-name="Table_20_Contents">89.3%</text:p>
          </table:table-cell>
          <table:table-cell table:style-name="Table2.A1" office:value-type="string">
            <text:p text:style-name="Table_20_Contents">95.2%</text:p>
          </table:table-cell>
          <table:table-cell table:style-name="Table2.A1" office:value-type="string">
            <text:p text:style-name="Table_20_Contents">82.1%</text:p>
          </table:table-cell>
          <table:table-cell table:style-name="Table2.A1" office:value-type="string">
            <text:p text:style-name="Table_20_Contents">88.2%</text:p>
          </table:table-cell>
        </table:table-row>
      </table:table>
      <text:p text:style-name="Text_20_body"><text:span text:style-name="Strong_20_Emphasis">Comparison with Rule-Based Approaches:</text:span></text:p>
      <text:p text:style-name="Text_20_body">Traditional rule-based systems like Snort demonstrate high precision for known attack signatures but suffer from:</text:p>
      <text:list xml:id="list3852694952" text:style-name="L16">
        <text:list-item>
          <text:p text:style-name="P36">Lower recall due to inability to detect novel attacks </text:p>
        </text:list-item>
        <text:list-item>
          <text:p text:style-name="P36">Maintenance burden of constant rule updates </text:p>
        </text:list-item>
        <text:list-item>
          <text:p text:style-name="P35">Limited effectiveness against polymorphic or obfuscated attacks </text:p>
        </text:list-item>
      </text:list>
      <text:p text:style-name="Text_20_body">The ML-based approach demonstrates:</text:p>
      <text:list xml:id="list3185053711" text:style-name="L17">
        <text:list-item>
          <text:p text:style-name="P38">Higher overall detection rates, particularly for unknown attacks </text:p>
        </text:list-item>
        <text:list-item>
          <text:p text:style-name="P38">Reduced false positive rates through contextual analysis </text:p>
        </text:list-item>
        <text:list-item>
          <text:p text:style-name="P37">Adaptive capability through periodic retraining </text:p>
        </text:list-item>
      </text:list>
      <text:h text:style-name="Heading_20_3" text:outline-level="3">Advantages, Limitations, and Challenges</text:h>
      <text:p text:style-name="Text_20_body"><text:span text:style-name="Strong_20_Emphasis">Advantages of AI/ML in CPS Security:</text:span></text:p>
      <text:list xml:id="list2188781121" text:style-name="L18">
        <text:list-item>
          <text:p text:style-name="P40"><text:span text:style-name="Strong_20_Emphasis">Adaptive Detection:</text:span> ML models can identify previously unseen attack patterns by learning normal behaviour characteristics. </text:p>
        </text:list-item>
        <text:list-item>
          <text:p text:style-name="P40"><text:span text:style-name="Strong_20_Emphasis">Reduced Manual Effort:</text:span> Automatic feature learning reduces dependency on manual rule creation. </text:p>
        </text:list-item>
        <text:list-item>
          <text:p text:style-name="P40"><text:span text:style-name="Strong_20_Emphasis">Contextual Analysis:</text:span> Deep learning models capture complex relationships and temporal patterns in CPS traffic. </text:p>
        </text:list-item>
        <text:list-item>
          <text:p text:style-name="P39"><text:span text:style-name="Strong_20_Emphasis">Scalability:</text:span> Once trained, models can process high-volume traffic with consistent performance. </text:p>
        </text:list-item>
      </text:list>
      <text:p text:style-name="Text_20_body"><text:span text:style-name="Strong_20_Emphasis">Limitations and Challenges:</text:span></text:p>
      <text:list xml:id="list4265207968" text:style-name="L19">
        <text:list-item>
          <text:p text:style-name="P42"><text:span text:style-name="Strong_20_Emphasis">Training Data Requirements:</text:span> Effective models require large, labelled datasets that may not be available for specific CPS environments. </text:p>
        </text:list-item>
        <text:list-item>
          <text:p text:style-name="P42"><text:span text:style-name="Strong_20_Emphasis">Adversarial Attacks:</text:span> ML models are susceptible to adversarial examples crafted to evade detection. </text:p>
        </text:list-item>
        <text:list-item>
          <text:p text:style-name="P42"><text:span text:style-name="Strong_20_Emphasis">Interpretability:</text:span> Deep learning models operate as "black boxes," making it difficult to explain detection decisions for forensic purposes. </text:p>
        </text:list-item>
        <text:list-item>
          <text:p text:style-name="P42"><text:span text:style-name="Strong_20_Emphasis">Concept Drift:</text:span> CPS environments evolve over time, requiring periodic model retraining to maintain accuracy. </text:p>
        </text:list-item>
        <text:list-item>
          <text:p text:style-name="P42"><text:span text:style-name="Strong_20_Emphasis">Real-time Constraints:</text:span> Complex models may introduce latency incompatible with time-critical CPS operations. </text:p>
        </text:list-item>
        <text:list-item>
          <text:p text:style-name="P41"><text:span text:style-name="Strong_20_Emphasis">False Positives in Operational Environments:</text:span> Anomaly detection may flag legitimate but infrequent operations as suspicious. </text:p>
        </text:list-item>
      </text:list>
      <text:h text:style-name="Heading_20_2" text:outline-level="2">Task 2: Forensic Investigation and Incident Response</text:h>
      <text:h text:style-name="Heading_20_3" text:outline-level="3">Attack Scenarios</text:h>
      <text:p text:style-name="Text_20_body">The forensic investigation examines three simulated attack scenarios targeting the CPS environment:</text:p>
      <text:p text:style-name="Text_20_body"><text:span text:style-name="Strong_20_Emphasis">Scenario 1: Man-in-the-Middle (MITM) Attack</text:span></text:p>
      <text:p text:style-name="Text_20_body">An attacker positions themselves between a SCADA master station and field PLCs, intercepting and potentially modifying Modbus communications. The attack exploits the lack of authentication in Modbus TCP, allowing the attacker to:</text:p>
      <text:list xml:id="list2230877581" text:style-name="L20">
        <text:list-item>
          <text:p text:style-name="P44">Intercept sensor readings, providing false data to operators </text:p>
        </text:list-item>
        <text:list-item>
          <text:p text:style-name="P44">Inject malicious commands to actuators </text:p>
        </text:list-item>
        <text:list-item>
          <text:p text:style-name="P43">Record operational data for reconnaissance </text:p>
        </text:list-item>
      </text:list>
      <text:p text:style-name="Text_20_body"><text:span text:style-name="Strong_20_Emphasis">Scenario 2: Denial of Service (DoS) Attack</text:span></text:p>
      <text:p text:style-name="Text_20_body">A volumetric attack floods the CPS network with traffic, overwhelming communication channels between control systems and field devices. Techniques include:</text:p>
      <text:list xml:id="list1148233619" text:style-name="L21">
        <text:list-item>
          <text:p text:style-name="P46">SYN flood attacks against Modbus TCP servers </text:p>
        </text:list-item>
        <text:list-item>
          <text:p text:style-name="P46">Amplification attacks exploiting broadcast protocols </text:p>
        </text:list-item>
        <text:list-item>
          <text:p text:style-name="P45">Application-layer attacks targeting HMI web interfaces </text:p>
        </text:list-item>
      </text:list>
      <text:p text:style-name="Text_20_body"><text:span text:style-name="Strong_20_Emphasis">Scenario 3: Ransomware Infection</text:span></text:p>
      <text:p text:style-name="Text_20_body">Ransomware infiltrates the CPS environment through phishing or supply chain compromise, encrypting:</text:p>
      <text:list xml:id="list1996136366" text:style-name="L22">
        <text:list-item>
          <text:p text:style-name="P48">Engineering workstation files containing PLC configurations </text:p>
        </text:list-item>
        <text:list-item>
          <text:p text:style-name="P48">Historical data archives and logs </text:p>
        </text:list-item>
        <text:list-item>
          <text:p text:style-name="P47">HMI application files </text:p>
        </text:list-item>
      </text:list>
      <text:h text:style-name="Heading_20_3" text:outline-level="3">Forensic Tools and Methodology</text:h>
      <text:p text:style-name="Text_20_body"><text:span text:style-name="Strong_20_Emphasis">Tools Employed:</text:span></text:p>
      <text:list xml:id="list2086445354" text:style-name="L23">
        <text:list-item>
          <text:p text:style-name="P50"><text:span text:style-name="Strong_20_Emphasis">Wireshark:</text:span> Network protocol analyser for capturing and examining packet-level traffic. Used to identify anomalous communication patterns, extract malicious payloads, and reconstruct attack timelines. </text:p>
        </text:list-item>
        <text:list-item>
          <text:p text:style-name="P50"><text:span text:style-name="Strong_20_Emphasis">Snort:</text:span> Network IDS configured in logging mode to generate alerts and capture traffic matching attack signatures. Provides corroborating evidence of intrusion activities. </text:p>
        </text:list-item>
        <text:list-item>
          <text:p text:style-name="P50"><text:span text:style-name="Strong_20_Emphasis">Volatility:</text:span> Memory forensics framework for analysing RAM dumps from compromised systems. Used to identify malware processes, extract encryption keys, and recover artefacts unavailable on disk. </text:p>
        </text:list-item>
        <text:list-item>
          <text:p text:style-name="P50"><text:span text:style-name="Strong_20_Emphasis">Autopsy:</text:span> Digital forensics platform for disk image analysis. Enables recovery of deleted files, timeline analysis, and keyword searching across file systems. </text:p>
        </text:list-item>
        <text:list-item>
          <text:p text:style-name="P49"><text:span text:style-name="Strong_20_Emphasis">NetworkMiner:</text:span> Network forensic analyser for extracting files, images, and credentials from captured traffic. </text:p>
        </text:list-item>
      </text:list>
      <text:p text:style-name="Text_20_body"><text:span text:style-name="Strong_20_Emphasis">Forensic Methodology:</text:span></text:p>
      <text:p text:style-name="Text_20_body">The investigation follows the NIST SP 800-86 guidelines:</text:p>
      <text:list xml:id="list2765029269" text:style-name="L24">
        <text:list-item>
          <text:p text:style-name="P52"><text:span text:style-name="Strong_20_Emphasis">Collection:</text:span> Acquire volatile data (memory, network connections) before non-volatile data (disk images). Maintain chain of custody documentation. </text:p>
        </text:list-item>
        <text:list-item>
          <text:p text:style-name="P52"><text:span text:style-name="Strong_20_Emphasis">Examination:</text:span> Apply forensic tools to extract relevant data from collected evidence. </text:p>
        </text:list-item>
        <text:list-item>
          <text:p text:style-name="P52"><text:span text:style-name="Strong_20_Emphasis">Analysis:</text:span> Correlate findings across evidence sources to reconstruct attack sequences. </text:p>
        </text:list-item>
        <text:list-item>
          <text:p text:style-name="P51"><text:span text:style-name="Strong_20_Emphasis">Reporting:</text:span> Document findings, methodology, and conclusions in a structured incident report. </text:p>
        </text:list-item>
      </text:list>
      <text:h text:style-name="Heading_20_3" text:outline-level="3">Forensic Analysis</text:h>
      <text:p text:style-name="Text_20_body"><text:span text:style-name="Strong_20_Emphasis">MITM Attack Analysis:</text:span></text:p>
      <text:p text:style-name="Text_20_body">Network capture analysis in Wireshark revealed:</text:p>
      <text:list xml:id="list1476433141" text:style-name="L25">
        <text:list-item>
          <text:p text:style-name="P54">ARP spoofing packets linking the attacker's MAC address to the PLC's IP address </text:p>
        </text:list-item>
        <text:list-item>
          <text:p text:style-name="P54">Duplicate Modbus transaction IDs indicating intercepted and replayed traffic </text:p>
        </text:list-item>
        <text:list-item>
          <text:p text:style-name="P54">Timing anomalies showing increased latency in command-response cycles </text:p>
        </text:list-item>
        <text:list-item>
          <text:p text:style-name="P53">Modified register values in Modbus Write Multiple Registers (function code 16) commands </text:p>
        </text:list-item>
      </text:list>
      <text:p text:style-name="Text_20_body"><text:span text:style-name="Strong_20_Emphasis">DoS Attack Analysis:</text:span></text:p>
      <text:p text:style-name="Text_20_body">Traffic analysis identified:</text:p>
      <text:list xml:id="list2875842860" text:style-name="L26">
        <text:list-item>
          <text:p text:style-name="P56">SYN packets at rates exceeding 10,000 per second from spoofed source addresses </text:p>
        </text:list-item>
        <text:list-item>
          <text:p text:style-name="P56">Connection table exhaustion on the Modbus server (half-open connections) </text:p>
        </text:list-item>
        <text:list-item>
          <text:p text:style-name="P56">Correlated PLC communication failures in SCADA logs </text:p>
        </text:list-item>
        <text:list-item>
          <text:p text:style-name="P55">Characteristic traffic patterns matching known DDoS tools </text:p>
        </text:list-item>
      </text:list>
      <text:p text:style-name="Text_20_body"><text:span text:style-name="Strong_20_Emphasis">Ransomware Analysis:</text:span></text:p>
      <text:p text:style-name="Text_20_body">Memory forensics using Volatility revealed:</text:p>
      <text:list xml:id="list3848631956" text:style-name="L27">
        <text:list-item>
          <text:p text:style-name="P58">Malicious process injection into legitimate system processes </text:p>
        </text:list-item>
        <text:list-item>
          <text:p text:style-name="P58">Encryption routine artefacts in memory </text:p>
        </text:list-item>
        <text:list-item>
          <text:p text:style-name="P58">Command and control (C2) server IP addresses </text:p>
        </text:list-item>
        <text:list-item>
          <text:p text:style-name="P57">Registry modifications for persistence </text:p>
        </text:list-item>
      </text:list>
      <text:p text:style-name="Text_20_body">Disk analysis using Autopsy identified:</text:p>
      <text:list xml:id="list1367002899" text:style-name="L28">
        <text:list-item>
          <text:p text:style-name="P60">Encrypted files with characteristic ransomware extension modifications </text:p>
        </text:list-item>
        <text:list-item>
          <text:p text:style-name="P60">Ransom note files dropped in multiple directories </text:p>
        </text:list-item>
        <text:list-item>
          <text:p text:style-name="P60">Shadow copy deletion commands in event logs </text:p>
        </text:list-item>
        <text:list-item>
          <text:p text:style-name="P59">Initial infection vector through malicious email attachment </text:p>
        </text:list-item>
      </text:list>
      <text:h text:style-name="Heading_20_3" text:outline-level="3">AI/ML in Forensic Analysis</text:h>
      <text:p text:style-name="Text_20_body">Machine learning techniques enhance forensic investigation capabilities:</text:p>
      <text:p text:style-name="Text_20_body"><text:span text:style-name="Strong_20_Emphasis">Malware Classification:</text:span></text:p>
      <text:p text:style-name="Text_20_body">A trained classifier categorises malware samples based on behavioural features:</text:p>
      <text:list xml:id="list2662467324" text:style-name="L29">
        <text:list-item>
          <text:p text:style-name="P62">API call sequences extracted from dynamic analysis </text:p>
        </text:list-item>
        <text:list-item>
          <text:p text:style-name="P62">Network communication patterns </text:p>
        </text:list-item>
        <text:list-item>
          <text:p text:style-name="P62">File system modifications </text:p>
        </text:list-item>
        <text:list-item>
          <text:p text:style-name="P61">Registry changes </text:p>
        </text:list-item>
      </text:list>
      <text:p text:style-name="Text_20_body">Random Forest and CNN models trained on malware family datasets achieve classification accuracy exceeding 95% for known families.</text:p>
      <text:p text:style-name="Text_20_body"><text:span text:style-name="Strong_20_Emphasis">Anomaly Detection in Logs:</text:span></text:p>
      <text:p text:style-name="Text_20_body">LSTM networks analyse system and application logs to identify anomalous sequences indicating compromise:</text:p>
      <text:list xml:id="list4171203129" text:style-name="L30">
        <text:list-item>
          <text:p text:style-name="P64">Unusual process execution chains </text:p>
        </text:list-item>
        <text:list-item>
          <text:p text:style-name="P64">Abnormal user authentication patterns </text:p>
        </text:list-item>
        <text:list-item>
          <text:p text:style-name="P63">Atypical network connection sequences </text:p>
        </text:list-item>
      </text:list>
      <text:p text:style-name="Text_20_body"><text:span text:style-name="Strong_20_Emphasis">Forensic Log Analysis:</text:span></text:p>
      <text:p text:style-name="Text_20_body">Natural Language Processing (NLP) techniques parse unstructured log data:</text:p>
      <text:list xml:id="list3462144452" text:style-name="L31">
        <text:list-item>
          <text:p text:style-name="P66">Named Entity Recognition (NER) extracts IP addresses, usernames, and file paths </text:p>
        </text:list-item>
        <text:list-item>
          <text:p text:style-name="P66">Clustering groups related events across disparate log sources </text:p>
        </text:list-item>
        <text:list-item>
          <text:p text:style-name="P65">Timeline reconstruction automates event correlation </text:p>
        </text:list-item>
      </text:list>
      <text:h text:style-name="Heading_20_3" text:outline-level="3">Incident Report</text:h>
      <text:p text:style-name="P67">INCIDENT REPORT: CPS Security Breach</text:p>
      <text:p text:style-name="Text_20_body"><text:span text:style-name="Strong_20_Emphasis">Executive Summary:</text:span></text:p>
      <text:p text:style-name="Text_20_body">The CPS environment experienced a multi-vector attack comprising MITM interception, DoS disruption, and ransomware deployment. The attack resulted in temporary loss of process visibility, communication disruption, and encryption of engineering workstation data.</text:p>
      <text:p text:style-name="Text_20_body"><text:span text:style-name="Strong_20_Emphasis">Attack Timeline:</text:span></text:p>
      <table:table table:name="Table3" table:style-name="Table3">
        <table:table-column table:style-name="Table3.A"/>
        <table:table-column table:style-name="Table3.B"/>
        <table:table-row>
          <table:table-cell table:style-name="Table3.A1" office:value-type="string">
            <text:p text:style-name="Table_20_Heading">Time</text:p>
          </table:table-cell>
          <table:table-cell table:style-name="Table3.A1" office:value-type="string">
            <text:p text:style-name="Table_20_Heading">Event</text:p>
          </table:table-cell>
        </table:table-row>
        <table:table-row>
          <table:table-cell table:style-name="Table3.A1" office:value-type="string">
            <text:p text:style-name="Table_20_Contents">T+0:00</text:p>
          </table:table-cell>
          <table:table-cell table:style-name="Table3.A1" office:value-type="string">
            <text:p text:style-name="Table_20_Contents">Initial phishing email delivered to engineering workstation</text:p>
          </table:table-cell>
        </table:table-row>
        <table:table-row>
          <table:table-cell table:style-name="Table3.A1" office:value-type="string">
            <text:p text:style-name="Table_20_Contents">T+0:15</text:p>
          </table:table-cell>
          <table:table-cell table:style-name="Table3.A1" office:value-type="string">
            <text:p text:style-name="Table_20_Contents">User executes malicious attachment</text:p>
          </table:table-cell>
        </table:table-row>
        <table:table-row>
          <table:table-cell table:style-name="Table3.A1" office:value-type="string">
            <text:p text:style-name="Table_20_Contents">T+0:20</text:p>
          </table:table-cell>
          <table:table-cell table:style-name="Table3.A1" office:value-type="string">
            <text:p text:style-name="Table_20_Contents">Malware establishes C2 communication</text:p>
          </table:table-cell>
        </table:table-row>
        <table:table-row>
          <table:table-cell table:style-name="Table3.A1" office:value-type="string">
            <text:p text:style-name="Table_20_Contents">T+1:00</text:p>
          </table:table-cell>
          <table:table-cell table:style-name="Table3.A1" office:value-type="string">
            <text:p text:style-name="Table_20_Contents">Attacker conducts network reconnaissance</text:p>
          </table:table-cell>
        </table:table-row>
        <table:table-row>
          <table:table-cell table:style-name="Table3.A1" office:value-type="string">
            <text:p text:style-name="Table_20_Contents">T+2:00</text:p>
          </table:table-cell>
          <table:table-cell table:style-name="Table3.A1" office:value-type="string">
            <text:p text:style-name="Table_20_Contents">ARP spoofing initiated for MITM positioning</text:p>
          </table:table-cell>
        </table:table-row>
        <table:table-row>
          <table:table-cell table:style-name="Table3.A1" office:value-type="string">
            <text:p text:style-name="Table_20_Contents">T+2:30</text:p>
          </table:table-cell>
          <table:table-cell table:style-name="Table3.A1" office:value-type="string">
            <text:p text:style-name="Table_20_Contents">Modbus traffic interception begins</text:p>
          </table:table-cell>
        </table:table-row>
        <table:table-row>
          <table:table-cell table:style-name="Table3.A1" office:value-type="string">
            <text:p text:style-name="Table_20_Contents">T+4:00</text:p>
          </table:table-cell>
          <table:table-cell table:style-name="Table3.A1" office:value-type="string">
            <text:p text:style-name="Table_20_Contents">DoS attack launched against SCADA server</text:p>
          </table:table-cell>
        </table:table-row>
        <table:table-row>
          <table:table-cell table:style-name="Table3.A1" office:value-type="string">
            <text:p text:style-name="Table_20_Contents">T+4:15</text:p>
          </table:table-cell>
          <table:table-cell table:style-name="Table3.A1" office:value-type="string">
            <text:p text:style-name="Table_20_Contents">Ransomware deployment to engineering workstation</text:p>
          </table:table-cell>
        </table:table-row>
        <table:table-row>
          <table:table-cell table:style-name="Table3.A1" office:value-type="string">
            <text:p text:style-name="Table_20_Contents">T+4:30</text:p>
          </table:table-cell>
          <table:table-cell table:style-name="Table3.A1" office:value-type="string">
            <text:p text:style-name="Table_20_Contents">Encryption of local files completed</text:p>
          </table:table-cell>
        </table:table-row>
      </table:table>
      <text:p text:style-name="Text_20_body"><text:span text:style-name="Strong_20_Emphasis">Identified Anomalies:</text:span></text:p>
      <text:list xml:id="list27454027" text:style-name="L32">
        <text:list-item>
          <text:p text:style-name="P69">Unusual outbound connections to unknown IP addresses </text:p>
        </text:list-item>
        <text:list-item>
          <text:p text:style-name="P69">ARP table inconsistencies across network devices </text:p>
        </text:list-item>
        <text:list-item>
          <text:p text:style-name="P69"><text:soft-page-break/>Elevated network traffic volumes during attack window </text:p>
        </text:list-item>
        <text:list-item>
          <text:p text:style-name="P69">Process injection in system services </text:p>
        </text:list-item>
        <text:list-item>
          <text:p text:style-name="P68">Mass file modification events on engineering workstation </text:p>
        </text:list-item>
      </text:list>
      <text:p text:style-name="Text_20_body"><text:span text:style-name="Strong_20_Emphasis">Impact Assessment:</text:span></text:p>
      <text:list xml:id="list496685708" text:style-name="L33">
        <text:list-item>
          <text:p text:style-name="P71">Process visibility lost for 45 minutes during DoS attack </text:p>
        </text:list-item>
        <text:list-item>
          <text:p text:style-name="P71">Engineering workstation data encrypted (recovered from backups) </text:p>
        </text:list-item>
        <text:list-item>
          <text:p text:style-name="P71">Potential data exfiltration of PLC configurations </text:p>
        </text:list-item>
        <text:list-item>
          <text:p text:style-name="P70">No physical process damage due to fail-safe mechanisms </text:p>
        </text:list-item>
      </text:list>
      <text:p text:style-name="Text_20_body"><text:span text:style-name="Strong_20_Emphasis">Mitigation Steps Taken:</text:span></text:p>
      <text:list xml:id="list3659379715" text:style-name="L34">
        <text:list-item>
          <text:p text:style-name="P73">Isolated affected network segments </text:p>
        </text:list-item>
        <text:list-item>
          <text:p text:style-name="P73">Terminated malicious processes </text:p>
        </text:list-item>
        <text:list-item>
          <text:p text:style-name="P73">Restored systems from verified backups </text:p>
        </text:list-item>
        <text:list-item>
          <text:p text:style-name="P73">Implemented emergency Modbus authentication </text:p>
        </text:list-item>
        <text:list-item>
          <text:p text:style-name="P72">Deployed additional network monitoring </text:p>
        </text:list-item>
      </text:list>
      <text:p text:style-name="Text_20_body"><text:span text:style-name="Strong_20_Emphasis">Recommendations:</text:span></text:p>
      <text:list xml:id="list3967575775" text:style-name="L35">
        <text:list-item>
          <text:p text:style-name="P75">Implement network segmentation between IT and OT networks </text:p>
        </text:list-item>
        <text:list-item>
          <text:p text:style-name="P75">Deploy protocol-aware firewalls for industrial protocols </text:p>
        </text:list-item>
        <text:list-item>
          <text:p text:style-name="P75">Enable Modbus/TCP authentication extensions </text:p>
        </text:list-item>
        <text:list-item>
          <text:p text:style-name="P75">Implement endpoint detection and response (EDR) on engineering workstations </text:p>
        </text:list-item>
        <text:list-item>
          <text:p text:style-name="P75">Conduct regular security awareness training </text:p>
        </text:list-item>
        <text:list-item>
          <text:p text:style-name="P75">Establish offline backup procedures for critical configurations </text:p>
        </text:list-item>
        <text:list-item>
          <text:p text:style-name="P74">Deploy the AI/ML-based IDS/IPS system for continuous monitoring </text:p>
        </text:list-item>
      </text:list>
      <text:h text:style-name="Heading_20_2" text:outline-level="2">Security Recommendations</text:h>
      <text:p text:style-name="Text_20_body"><text:span text:style-name="Strong_20_Emphasis">ISO 27001 Alignment:</text:span></text:p>
      <text:p text:style-name="Text_20_body">The following controls from ISO 27001:2022 are recommended:</text:p>
      <text:list xml:id="list606608196" text:style-name="L36">
        <text:list-item>
          <text:p text:style-name="P77"><text:span text:style-name="Strong_20_Emphasis">A.8.20 Networks security:</text:span> Implement network segmentation and filtering </text:p>
        </text:list-item>
        <text:list-item>
          <text:p text:style-name="P77"><text:span text:style-name="Strong_20_Emphasis">A.8.16 Monitoring activities:</text:span> Deploy continuous monitoring through the proposed IDS/IPS </text:p>
        </text:list-item>
        <text:list-item>
          <text:p text:style-name="P77"><text:span text:style-name="Strong_20_Emphasis">A.5.24 Information security incident management:</text:span> Establish incident response procedures </text:p>
        </text:list-item>
        <text:list-item>
          <text:p text:style-name="P76"><text:span text:style-name="Strong_20_Emphasis">A.8.7 Protection against malware:</text:span> Deploy endpoint protection on CPS components </text:p>
        </text:list-item>
      </text:list>
      <text:p text:style-name="Text_20_body"><text:span text:style-name="Strong_20_Emphasis">OWASP Considerations:</text:span></text:p>
      <text:p text:style-name="Text_20_body">Address OWASP Top 10 vulnerabilities relevant to CPS web interfaces:</text:p>
      <text:list xml:id="list4202262405" text:style-name="L37">
        <text:list-item>
          <text:p text:style-name="P79"><text:span text:style-name="Strong_20_Emphasis">A01:2021 Broken Access Control:</text:span> Implement role-based access control for HMI applications </text:p>
        </text:list-item>
        <text:list-item>
          <text:p text:style-name="P79"><text:span text:style-name="Strong_20_Emphasis">A02:2021 Cryptographic Failures:</text:span> Encrypt sensitive data in transit and at rest </text:p>
        </text:list-item>
        <text:list-item>
          <text:p text:style-name="P79"><text:span text:style-name="Strong_20_Emphasis">A03:2021 Injection:</text:span> Validate and sanitise inputs to SCADA web applications </text:p>
        </text:list-item>
        <text:list-item>
          <text:p text:style-name="P78"><text:span text:style-name="Strong_20_Emphasis">A05:2021 Security Misconfiguration:</text:span> Harden default configurations on CPS devices </text:p>
        </text:list-item>
      </text:list>
      <text:p text:style-name="Text_20_body"><text:span text:style-name="Strong_20_Emphasis">CPS-Specific Recommendations:</text:span></text:p>
      <text:list xml:id="list2102258033" text:style-name="L38">
        <text:list-item>
          <text:p text:style-name="P81">Implement defense-in-depth with multiple security layers </text:p>
        </text:list-item>
        <text:list-item>
          <text:p text:style-name="P81">Deploy protocol-aware security controls understanding industrial protocols </text:p>
        </text:list-item>
        <text:list-item>
          <text:p text:style-name="P81">Establish security monitoring that accounts for OT-specific traffic patterns </text:p>
        </text:list-item>
        <text:list-item>
          <text:p text:style-name="P81">Conduct regular vulnerability assessments of CPS components </text:p>
        </text:list-item>
        <text:list-item>
          <text:p text:style-name="P80">Develop CPS-specific incident response playbooks </text:p>
        </text:list-item>
      </text:list>
      <text:h text:style-name="Heading_20_2" text:outline-level="2">Conclusion</text:h>
      <text:p text:style-name="Text_20_body">This report presented the design of an AI/ML-driven Intrusion Detection and Prevention System tailored for Cyber-Physical Systems security. The proposed system combines traditional signature-based detection with machine learning anomaly detection, demonstrating improved detection rates compared to rule-based approaches alone. The forensic investigation of simulated MITM, DoS, and ransomware attacks illustrated the application of established forensic methodologies and tools, enhanced by AI/ML techniques for malware classification and log analysis. The integration of intelligent security monitoring with robust forensic capabilities provides a comprehensive approach to protecting critical CPS infrastructure against evolving cyber threats.</text:p>
      <text:h text:style-name="Heading_20_2" text:outline-level="2">References</text:h>
      <text:list xml:id="list4265423871" text:style-name="L39">
        <text:list-item>
          <text:p text:style-name="P83">NIST. (2006). <text:span text:style-name="Emphasis">Guide to Integrating Forensic Techniques into Incident Response</text:span> (SP 800-86). National Institute of Standards and Technology. </text:p>
        </text:list-item>
        <text:list-item>
          <text:p text:style-name="P83">Tavallaee, M., Bagheri, E., Lu, W., &amp; Ghorbani, A. A. (2009). A detailed analysis of the KDD CUP 99 data set. <text:span text:style-name="Emphasis">IEEE Symposium on Computational Intelligence for Security and Defense Applications</text:span>. </text:p>
        </text:list-item>
        <text:list-item>
          <text:p text:style-name="P83">Sharafaldin, I., Lashkari, A. H., &amp; Ghorbani, A. A. (2018). Toward Generating a New Intrusion Detection Dataset and Intrusion Traffic Characterization. <text:span text:style-name="Emphasis">ICISSP</text:span>. </text:p>
        </text:list-item>
        <text:list-item>
          <text:p text:style-name="P83">Modbus Organization. (2012). <text:span text:style-name="Emphasis">MODBUS Application Protocol Specification V1.1b3</text:span>. </text:p>
        </text:list-item>
        <text:list-item>
          <text:p text:style-name="P83">OWASP Foundation. (2021). <text:span text:style-name="Emphasis">OWASP Top 10:2021</text:span>. https://owasp.org/Top10/ </text:p>
        </text:list-item>
        <text:list-item>
          <text:p text:style-name="P83">ISO/IEC. (2022). <text:span text:style-name="Emphasis">ISO/IEC 27001:2022 Information security management systems</text:span>. </text:p>
        </text:list-item>
        <text:list-item>
          <text:p text:style-name="P83">Anthi, E., Williams, L., Slowinska, M., Sherwood, G., &amp; Burnap, P. (2019). A Supervised Intrusion Detection System for Smart Home IoT Devices. <text:span text:style-name="Emphasis">IEEE Internet of Things Journal</text:span>. </text:p>
        </text:list-item>
        <text:list-item>
          <text:p text:style-name="P83">Roesch, M. (1999). Snort - Lightweight Intrusion Detection for Networks. <text:span text:style-name="Emphasis">LISA</text:span>. </text:p>
        </text:list-item>
        <text:list-item>
          <text:p text:style-name="P83">Volatility Foundation. (2023). <text:span text:style-name="Emphasis">Volatility 3 Framework</text:span>. https://www.volatilityfoundation.org/ </text:p>
        </text:list-item>
        <text:list-item>
          <text:p text:style-name="P82">Wireshark Foundation. (2023). <text:span text:style-name="Emphasis">Wireshark User's Guide</text:span>. https://www.wireshark.org/docs/ </text:p>
        </text:list-item>
      </text:list>
      <text:p text:style-name="Horizontal_20_Line"/>
      <text:p text:style-name="Text_20_body"><text:span text:style-name="Strong_20_Emphasis">Word Count:</text:span> Approximately 3,000 words</text:p>
      <text:p text:style-name="Text_20_body"><text:span text:style-name="Strong_20_Emphasis">Appendices (to include separately):</text:span></text:p>
      <text:list xml:id="list3796394247" text:style-name="L40">
        <text:list-item>
          <text:p text:style-name="P85">Appendix A: Source Code Repository (GitHub link) </text:p>
        </text:list-item>
        <text:list-item>
          <text:p text:style-name="P85">Appendix B: ML Model Training Scripts </text:p>
        </text:list-item>
        <text:list-item>
          <text:p text:style-name="P85">Appendix C: Snort Configuration Rules </text:p>
        </text:list-item>
        <text:list-item>
          <text:p text:style-name="P84">Appendix D: Sample Forensic Artefacts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FreeSans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ans-serif" fo:font-size="11pt" style:font-name-asian="Arial" style:font-family-asian="Arial, sans-serif" style:font-size-asian="11pt" style:font-name-complex="Arial" style:font-family-complex="Arial, sans-serif" style:font-size-complex="11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text-align="start" style:justify-single-word="false"/>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paragraph-properties fo:margin-top="0.1665in" fo:margin-bottom="0.052in" style:contextual-spacing="false" fo:text-align="center" style:justify-single-word="false"/>
      <style:text-properties style:font-name="Liberation Sans Unicode MS" fo:font-family="'Liberation Sans Unicode MS'" style:font-pitch="variable" fo:font-size="24pt" fo:font-weight="bold" style:font-size-asian="24pt" style:font-weight-asian="bold"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 style:font-family-complex="FreeSans" style:font-family-generic-complex="swiss"/>
    </style:style>
    <style:style style:name="Text_20_body" style:display-name="Text body" style:family="paragraph" style:parent-style-name="Standard" style:class="text">
      <style:paragraph-properties fo:margin-left="0.1043in" fo:margin-right="0.1043in" fo:margin-top="0.1043in" fo:margin-bottom="0.1043in" style:contextual-spacing="false"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3126in" fo:margin-bottom="0.0835in" style:contextual-spacing="false" fo:text-align="center" style:justify-single-word="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60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083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Text_20_Body.center" style:display-name="Text Body.center" style:family="paragraph" style:parent-style-name="Text_20_body">
      <style:paragraph-properties fo:text-align="center" style:justify-single-word="false"/>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order="none" fo:padding="0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dvanced Computer Forensics and Security - Assignment 1</dc:title>
    <meta:document-statistic meta:table-count="3" meta:image-count="0" meta:object-count="0" meta:page-count="3" meta:paragraph-count="346" meta:word-count="2935" meta:character-count="23357" meta:non-whitespace-character-count="20768"/>
    <meta:generator>LibreOffice/7.3.7.2$Linux_X86_64 LibreOffice_project/30$Build-2</meta:generator>
    <meta:user-defined meta:name=""/>
  </office:meta>
</office:document-meta>
</file>